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87.25pt"/>
    </style:style>
    <style:style style:name="co3" style:family="table-column">
      <style:table-column-properties fo:break-before="auto" style:column-width="148.05pt"/>
    </style:style>
    <style:style style:name="co4" style:family="table-column">
      <style:table-column-properties fo:break-before="auto" style:column-width="145.16pt"/>
    </style:style>
    <style:style style:name="co5" style:family="table-column">
      <style:table-column-properties fo:break-before="auto" style:column-width="127.81pt"/>
    </style:style>
    <style:style style:name="co6" style:family="table-column">
      <style:table-column-properties fo:break-before="auto" style:column-width="88.24pt"/>
    </style:style>
    <style:style style:name="co7" style:family="table-column">
      <style:table-column-properties fo:break-before="auto" style:column-width="65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37.11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58.11pt" fo:break-before="auto" style:use-optimal-row-height="true"/>
    </style:style>
    <style:style style:name="ro7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0"/>
    <style:style style:name="ce3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68e7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454fa1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a55a1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f3834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7477b8"/>
    </style:style>
    <style:style style:name="ce14" style:family="table-cell" style:parent-style-name="Default">
      <style:table-cell-properties fo:background-color="#454fa1"/>
    </style:style>
    <style:style style:name="ce15" style:family="table-cell" style:parent-style-name="Default">
      <style:table-cell-properties fo:background-color="#aa55a1"/>
    </style:style>
    <style:style style:name="ce16" style:family="table-cell" style:parent-style-name="Default">
      <style:table-cell-properties fo:background-color="#72bf44"/>
    </style:style>
    <style:style style:name="ce17" style:family="table-cell" style:parent-style-name="Default">
      <style:table-cell-properties fo:background-color="#cf3834"/>
    </style:style>
    <style:style style:name="ce18" style:family="table-cell" style:parent-style-name="Default">
      <style:table-cell-properties fo:background-color="#f68e76"/>
    </style:style>
    <style:style style:name="ce19" style:family="table-cell" style:parent-style-name="Default">
      <style:table-cell-properties fo:background-color="#faa61a"/>
    </style:style>
    <style:style style:name="ce20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8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ilestones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9-07-28" calcext:value-type="date">
            <text:p>28. Jul. 2019</text:p>
          </table:table-cell>
          <table:table-cell table:style-name="ce12" office:value-type="string" calcext:value-type="string">
            <text:p>Heuristics Parameter </text:p>
            <text:p>Estimation</text:p>
          </table:table-cell>
          <table:table-cell office:value-type="string" calcext:value-type="string">
            <text:p>Parameter Values,</text:p>
            <text:p>Text on Methods and Sources</text:p>
          </table:table-cell>
          <table:table-cell table:number-columns-repeated="1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2019-08-04" calcext:value-type="date">
            <text:p>4. Aug. 2019</text:p>
          </table:table-cell>
          <table:table-cell table:style-name="ce12" office:value-type="string" calcext:value-type="string">
            <text:p>Heuristics Story, </text:p>
            <text:p>Experiment Design </text:p>
            <text:p>And evaluation</text:p>
          </table:table-cell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2019-08-11" calcext:value-type="date">
            <text:p>11. Aug. 2019</text:p>
          </table:table-cell>
          <table:table-cell table:style-name="ce12" office:value-type="string" calcext:value-type="string">
            <text:p>Heuristics Story, </text:p>
            <text:p>Experiment Design </text:p>
            <text:p>and evaluation</text:p>
          </table:table-cell>
          <table:table-cell table:number-columns-repeated="1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date" office:date-value="2019-08-18" calcext:value-type="date">
            <text:p>18. Aug. 2019</text:p>
          </table:table-cell>
          <table:table-cell table:style-name="ce12" office:value-type="string" calcext:value-type="string">
            <text:p>Heuristics writing </text:p>
            <text:p>Discussion</text:p>
          </table:table-cell>
          <table:table-cell/>
          <table:table-cell office:value-type="string" calcext:value-type="string">
            <text:p>Parallel: </text:p>
            <text:p>Write Introduction to</text:p>
            <text:p>MayaSim Paper</text:p>
          </table:table-cell>
          <table:table-cell table:number-columns-repeated="10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date" office:date-value="2019-08-25" calcext:value-type="date">
            <text:p>25. Aug. 2019</text:p>
          </table:table-cell>
          <table:table-cell table:style-name="ce13" office:value-type="string" calcext:value-type="string">
            <text:p>Conclusion and </text:p>
            <text:p>Intro to savings</text:p>
          </table:table-cell>
          <table:table-cell table:number-columns-repeated="12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date" office:date-value="2019-09-01" calcext:value-type="date">
            <text:p>1. Sep. 2019</text:p>
          </table:table-cell>
          <table:table-cell table:style-name="ce14" office:value-type="string" calcext:value-type="string">
            <text:p>Shot part on Yukis </text:p>
            <text:p>Thesis: Adapt fig. 1 and fig 2.</text:p>
          </table:table-cell>
          <table:table-cell table:number-columns-repeated="12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date" office:date-value="2019-09-08" calcext:value-type="date">
            <text:p>8. Sep. 2019</text:p>
          </table:table-cell>
          <table:table-cell table:style-name="ce15" office:value-type="string" calcext:value-type="string">
            <text:p>Rewrite Introduction </text:p>
            <text:p>To Approximation paper</text:p>
          </table:table-cell>
          <table:table-cell table:number-columns-repeated="12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date" office:date-value="2019-09-15" calcext:value-type="date">
            <text:p>15. Sep. 2019</text:p>
          </table:table-cell>
          <table:table-cell table:style-name="ce15" office:value-type="string" calcext:value-type="string">
            <text:p>Rewrite Conclusion </text:p>
            <text:p>To Approximation paper</text:p>
          </table:table-cell>
          <table:table-cell table:number-columns-repeated="12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date" office:date-value="2019-09-22" calcext:value-type="date">
            <text:p>22. Sep. 2019</text:p>
          </table:table-cell>
          <table:table-cell table:style-name="ce16" office:value-type="string" calcext:value-type="string">
            <text:p>Rewrite Introduction the </text:p>
            <text:p><text:span text:style-name="T1">Mayasim Paper, Rewrite </text:span></text:p>
            <text:p><text:span text:style-name="T1">Conclusion to Maysim Paper </text:span></text:p>
            <text:p><text:span text:style-name="T1">and Motivate further Work in </text:span></text:p>
            <text:p><text:span text:style-name="T1">This Thesis</text:span></text:p>
          </table:table-cell>
          <table:table-cell table:number-columns-repeated="2"/>
          <table:table-cell table:style-name="ce20"/>
          <table:table-cell table:number-columns-repeated="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date" office:date-value="2019-09-29" calcext:value-type="date">
            <text:p>29. Sep. 2019</text:p>
          </table:table-cell>
          <table:table-cell table:style-name="ce17" office:value-type="string" calcext:value-type="string">
            <text:p>Final Interviews, Evaluation </text:p>
            <text:p>And Writing of text</text:p>
          </table:table-cell>
          <table:table-cell table:number-columns-repeated="12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date" office:date-value="2019-10-06" calcext:value-type="date">
            <text:p>6. Oct. 2019</text:p>
          </table:table-cell>
          <table:table-cell table:style-name="ce18" office:value-type="string" calcext:value-type="string">
            <text:p>Content and General Structure </text:p>
            <text:p>Of Introduction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9-10-13" calcext:value-type="date">
            <text:p>13. Oct. 2019</text:p>
          </table:table-cell>
          <table:table-cell table:style-name="ce18" office:value-type="string" calcext:value-type="string">
            <text:p>General Introduction Written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9-10-20" calcext:value-type="date">
            <text:p>20. Oct. 2019</text:p>
          </table:table-cell>
          <table:table-cell table:style-name="ce19" office:value-type="string" calcext:value-type="string">
            <text:p>Final Conclusion Written</text:p>
          </table:table-cell>
          <table:table-cell table:number-columns-repeated="1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date" office:date-value="2019-10-27" calcext:value-type="date">
            <text:p>27. Oct. 2019</text:p>
          </table:table-cell>
          <table:table-cell table:style-name="ce11" office:value-type="string" calcext:value-type="string">
            <text:p>Send out for Comments, </text:p>
            <text:p>Do Leftover Stuff</text:p>
          </table:table-cell>
          <table:table-cell table:number-columns-repeated="1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date" office:date-value="2019-11-03" calcext:value-type="date">
            <text:p>3. Nov. 2019</text:p>
          </table:table-cell>
          <table:table-cell table:style-name="ce11" office:value-type="string" calcext:value-type="string">
            <text:p>Working on Comments, </text:p>
            <text:p>Final Editing</text:p>
          </table:table-cell>
          <table:table-cell table:number-columns-repeated="12"/>
        </table:table-row>
        <table:table-row table:style-name="ro1" table:number-rows-repeated="3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ections</text:p>
          </table:table-cell>
          <table:table-cell office:value-type="string" calcext:value-type="string">
            <text:p>Subtasks: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7">
          <table:table-cell/>
          <table:table-cell table:style-name="ce3" office:value-type="string" calcext:value-type="string">
            <text:p>Mayasim</text:p>
          </table:table-cell>
          <table:table-cell office:value-type="string" calcext:value-type="string">
            <text:p>Coordinate with Maurits</text:p>
          </table:table-cell>
          <table:table-cell office:value-type="string" calcext:value-type="string">
            <text:p>Write Conclusion</text:p>
          </table:table-cell>
          <table:table-cell office:value-type="string" calcext:value-type="string">
            <text:p>Hand in</text:p>
          </table:table-cell>
          <table:table-cell office:value-type="string" calcext:value-type="string">
            <text:p>Reedit Intro and </text:p>
            <text:p>Conclusion</text:p>
          </table:table-cell>
          <table:table-cell table:number-columns-repeated="9"/>
        </table:table-row>
        <table:table-row table:style-name="ro7">
          <table:table-cell/>
          <table:table-cell table:style-name="ce4" office:value-type="string" calcext:value-type="string">
            <text:p>Introduction</text:p>
          </table:table-cell>
          <table:table-cell office:value-type="string" calcext:value-type="string">
            <text:p>Collection of Content </text:p>
            <text:p>And Structure</text:p>
          </table:table-cell>
          <table:table-cell office:value-type="string" calcext:value-type="string">
            <text:p>Writing</text:p>
          </table:table-cell>
          <table:table-cell table:number-columns-repeated="11"/>
        </table:table-row>
        <table:table-row table:style-name="ro7">
          <table:table-cell/>
          <table:table-cell table:style-name="ce5" office:value-type="string" calcext:value-type="string">
            <text:p>Heuristics</text:p>
          </table:table-cell>
          <table:table-cell office:value-type="string" calcext:value-type="string">
            <text:p>Parameter Estimation</text:p>
          </table:table-cell>
          <table:table-cell office:value-type="string" calcext:value-type="string">
            <text:p>Experiments</text:p>
            <text:p>(Design and Implementation)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Intro/Überleitung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Savings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Intro/Überleitung</text:p>
          </table:table-cell>
          <table:table-cell office:value-type="string" calcext:value-type="string">
            <text:p>Figure(s) anpassen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Approximation</text:p>
          </table:table-cell>
          <table:table-cell office:value-type="string" calcext:value-type="string">
            <text:p>Intro/ueberleitung</text:p>
          </table:table-cell>
          <table:table-cell office:value-type="string" calcext:value-type="string">
            <text:p>Conclusion überarbeiten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Interviews</text:p>
          </table:table-cell>
          <table:table-cell office:value-type="string" calcext:value-type="string">
            <text:p>Interview mit Pavel und Jobst</text:p>
          </table:table-cell>
          <table:table-cell office:value-type="string" calcext:value-type="string">
            <text:p>Auswerten</text:p>
          </table:table-cell>
          <table:table-cell office:value-type="string" calcext:value-type="string">
            <text:p>Interpretation/Conclusion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Conclusion</text:p>
          </table:table-cell>
          <table:table-cell office:value-type="string" calcext:value-type="string">
            <text:p>Collect Points</text:p>
          </table:table-cell>
          <table:table-cell office:value-type="string" calcext:value-type="string">
            <text:p>Write</text:p>
          </table:table-cell>
          <table:table-cell table:number-columns-repeated="11"/>
        </table:table-row>
        <table:table-row table:style-name="ro7">
          <table:table-cell/>
          <table:table-cell table:style-name="ce10" office:value-type="string" calcext:value-type="string">
            <text:p>Methods?</text:p>
          </table:table-cell>
          <table:table-cell office:value-type="string" calcext:value-type="string">
            <text:p>Collect what might </text:p>
            <text:p>Be necessary</text:p>
          </table:table-cell>
          <table:table-cell table:number-columns-repeated="12"/>
        </table:table-row>
        <table:table-row table:style-name="ro7">
          <table:table-cell/>
          <table:table-cell table:style-name="ce11" office:value-type="string" calcext:value-type="string">
            <text:p>Other Stuff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Editing and Formal </text:p>
            <text:p>Requirements</text:p>
          </table:table-cell>
          <table:table-cell office:value-type="string" calcext:value-type="string">
            <text:p>Handing In and administrational </text:p>
            <text:p>Stuff that comes with that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B22:Sheet1.B2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07:19:22.223199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1:29:10.657149836</meta:creation-date>
    <meta:generator>LibreOffice/6.0.7.3$Linux_X86_64 LibreOffice_project/00m0$Build-3</meta:generator>
    <dc:date>2019-08-13T12:59:17.251698931</dc:date>
    <meta:editing-duration>P1DT14H21M47S</meta:editing-duration>
    <meta:editing-cycles>3</meta:editing-cycles>
    <meta:document-statistic meta:table-count="1" meta:cell-count="86" meta:object-count="0"/>
  </office:meta>
</office:document-meta>
</file>